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adffd" officeooo:paragraph-rsid="001adffd" style:font-size-asian="24pt" style:font-size-complex="24pt"/>
    </style:style>
    <style:style style:name="P2" style:family="paragraph" style:parent-style-name="Standard">
      <style:text-properties officeooo:rsid="001ca256" officeooo:paragraph-rsid="0020348e"/>
    </style:style>
    <style:style style:name="P3" style:family="paragraph" style:parent-style-name="Standard">
      <style:text-properties fo:font-style="italic" fo:font-weight="bold" officeooo:rsid="001d02dc" officeooo:paragraph-rsid="0020348e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ca256" officeooo:paragraph-rsid="0020348e"/>
    </style:style>
    <style:style style:name="P5" style:family="paragraph" style:parent-style-name="Standard">
      <style:paragraph-properties fo:text-align="justify" style:justify-single-word="false"/>
      <style:text-properties officeooo:rsid="001ca256" officeooo:paragraph-rsid="00320d02"/>
    </style:style>
    <style:style style:name="T1" style:family="text">
      <style:text-properties fo:font-style="italic" officeooo:rsid="001d02d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officeooo:rsid="00255229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normal" officeooo:rsid="00255229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3482dd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348e8a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35e607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38a39d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55229" style:font-style-asian="italic" style:font-weight-asian="normal" style:font-style-complex="italic" style:font-weight-complex="normal"/>
    </style:style>
    <style:style style:name="T10" style:family="text">
      <style:text-properties officeooo:rsid="001d02dc"/>
    </style:style>
    <style:style style:name="T11" style:family="text">
      <style:text-properties fo:font-style="normal" officeooo:rsid="001d02dc" style:font-style-asian="normal" style:font-style-complex="normal"/>
    </style:style>
    <style:style style:name="T12" style:family="text">
      <style:text-properties fo:font-style="normal" style:text-underline-style="none" fo:font-weight="normal" officeooo:rsid="00255229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9f7f3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f514e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2fc2c3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320d02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329073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3482dd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348e8a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35e607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37a39f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38a39d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3a2781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3b4117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3e4117" style:font-style-asian="normal" style:font-weight-asian="normal" style:font-style-complex="normal" style:font-weight-complex="normal"/>
    </style:style>
    <style:style style:name="T26" style:family="text">
      <style:text-properties officeooo:rsid="00255229"/>
    </style:style>
    <style:style style:name="T27" style:family="text">
      <style:text-properties fo:font-weight="normal" officeooo:rsid="0025522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g Exercise 1: Lamport Clock</text:p>
      <text:p text:style-name="P4"><text:s text:c="4"/>The source code file is named <text:span text:style-name="T2">big_exercise_1_lamport_clock.py</text:span>, the configuration file named <text:span text:style-name="T2">configuration_file</text:span>, output files named like <text:span text:style-name="T2">output_xxx</text:span> where the <text:span text:style-name="T2">xxx</text:span> is the id of the client thread who output this file. <text:span text:style-name="T10">To the program type the following command in the terminal: </text:span></text:p>
      <text:p text:style-name="P2"/>
      <text:p text:style-name="P3">python3 big_exercise_1_lamport_clock.py configuration_file 1</text:p>
      <text:p text:style-name="P2"/>
      <text:p text:style-name="P4"><text:span text:style-name="T10">There are two arguments </text:span><text:span text:style-name="T1">configuration_file </text:span><text:span text:style-name="T11">and </text:span><text:span text:style-name="T1">1 </text:span><text:span text:style-name="T10"><text:s/>in the command which are demanded in the problem description. However the latter is actually not needed in my implementation. </text:span></text:p>
      <text:p text:style-name="P4"/>
      <text:p text:style-name="P5"><text:s text:c="4"/><text:span text:style-name="T26">The program mainly consists of 4 functions: </text:span><text:span text:style-name="T9">read_params(config_file)</text:span><text:span text:style-name="T27">, </text:span><text:span text:style-name="T9">send_message(sender_id, receiver_port, lamport_clock)</text:span><text:span text:style-name="T27">, </text:span><text:span text:style-name="T9"><text:s/>client_thread(own_index, ids, ports),</text:span><text:span text:style-name="T27"> </text:span><text:span text:style-name="T4">main function. read_params(config_file) </text:span><text:span text:style-name="T13">reads lines of id and port from the configuration file. </text:span><text:span text:style-name="T4">config_file</text:span><text:span text:style-name="T3"> </text:span><text:span text:style-name="T13">is the name of the configuration file and it returns two arrays of ids and ports respectively. </text:span><text:span text:style-name="T4">send_message(sender_id, receiver_port, lamport_clock)</text:span><text:span text:style-name="T12"> </text:span><text:span text:style-name="T14">receives the id of the client who is sending the message, the port of the receiver, the lamport clock of the </text:span><text:span text:style-name="T15">sending client</text:span><text:span text:style-name="T14">. </text:span><text:span text:style-name="T4">client_thread(own_index, ids, ports) </text:span><text:span text:style-name="T16">takes an index which refers to one client's id and port </text:span><text:span text:style-name="T17">in the array</text:span><text:span text:style-name="T16">, and the array of id and ports as parameters. </text:span><text:span text:style-name="T7">client_thread()</text:span><text:span text:style-name="T20"> implements the lamport clock algorithm</text:span><text:span text:style-name="T16">. </text:span><text:span text:style-name="T21">It receives messages from other clients and also randomly decide to send a message to other clients or simulate a local event. </text:span><text:span text:style-name="T8">send_message()</text:span><text:span text:style-name="T22"> method is called by it.</text:span><text:span text:style-name="T16"> </text:span><text:span text:style-name="T18">In </text:span><text:span text:style-name="T5">main()</text:span><text:span text:style-name="T18"> function, firstly call </text:span><text:span text:style-name="T5">read_params()</text:span><text:span text:style-name="T18"> to read the information from the configuration file. </text:span><text:span text:style-name="T19">T</text:span><text:span text:style-name="T18">hen loop the id array and start a </text:span><text:span text:style-name="T19">new thread to run the </text:span><text:span text:style-name="T6">client_thread()</text:span><text:span text:style-name="T19"> method </text:span><text:span text:style-name="T23">to simulate an individual client</text:span><text:span text:style-name="T19">. </text:span><text:span text:style-name="T24">At the last line of program, let the main thread sleep for seconds to wait the child client threads finish </text:span><text:span text:style-name="T25">their job</text:span><text:span text:style-name="T2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xin </meta:initial-creator>
    <meta:creation-date>2016-10-04T11:07:52.865048151</meta:creation-date>
    <dc:date>2016-10-04T16:02:34.794072385</dc:date>
    <dc:creator>lixin </dc:creator>
    <meta:editing-duration>PT53M8S</meta:editing-duration>
    <meta:editing-cycles>36</meta:editing-cycles>
    <meta:generator>LibreOffice/5.0.3.2$Linux_X86_64 LibreOffice_project/00m0$Build-2</meta:generator>
    <meta:document-statistic meta:table-count="0" meta:image-count="0" meta:object-count="0" meta:page-count="1" meta:paragraph-count="5" meta:word-count="264" meta:character-count="1797" meta:non-whitespace-character-count="1526"/>
  </office:meta>
</office:document-meta>
</file>